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492cm" svg:height="7.405cm" svg:x="0cm" svg:y="3.387cm">
            <draw:object draw:notify-on-update-of-ranges="Tabelle1.A2:Tabelle1.A6 Tabelle1.B1:Tabelle1.B1 Tabelle1.B2:Tabelle1.B6 Tabelle1.C1:Tabelle1.C1 Tabelle1.C2:Tabelle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3DOM</text:p>
          </table:table-cell>
          <table:table-cell office:value-type="string" calcext:value-type="string">
            <text:p>Web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 x 768</text:p>
          </table:table-cell>
          <table:table-cell office:value-type="float" office:value="438" calcext:value-type="float">
            <text:p>438</text:p>
          </table:table-cell>
          <table:table-cell office:value-type="float" office:value="3242" calcext:value-type="float">
            <text:p>3242</text:p>
          </table:table-cell>
          <table:table-cell/>
          <table:table-cell table:formula="of:=1024*768" office:value-type="float" office:value="786432" calcext:value-type="float">
            <text:p>78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0 x 1024</text:p>
          </table:table-cell>
          <table:table-cell office:value-type="float" office:value="298" calcext:value-type="float">
            <text:p>298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1280*1024" office:value-type="float" office:value="1310720" calcext:value-type="float">
            <text:p>1310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76 x768</text:p>
          </table:table-cell>
          <table:table-cell office:value-type="float" office:value="358" calcext:value-type="float">
            <text:p>358</text:p>
          </table:table-cell>
          <table:table-cell office:value-type="float" office:value="3256" calcext:value-type="float">
            <text:p>3256</text:p>
          </table:table-cell>
          <table:table-cell/>
          <table:table-cell table:formula="of:=1376*768" office:value-type="float" office:value="1056768" calcext:value-type="float">
            <text:p>105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0 x 900</text:p>
          </table:table-cell>
          <table:table-cell office:value-type="float" office:value="274" calcext:value-type="float">
            <text:p>274</text:p>
          </table:table-cell>
          <table:table-cell office:value-type="float" office:value="3142" calcext:value-type="float">
            <text:p>3142</text:p>
          </table:table-cell>
          <table:table-cell/>
          <table:table-cell table:formula="of:=1400*900" office:value-type="float" office:value="1260000" calcext:value-type="float">
            <text:p>126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0 x 1080</text:p>
          </table:table-cell>
          <table:table-cell office:value-type="float" office:value="224" calcext:value-type="float">
            <text:p>224</text:p>
          </table:table-cell>
          <table:table-cell office:value-type="float" office:value="3216" calcext:value-type="float">
            <text:p>3216</text:p>
          </table:table-cell>
          <table:table-cell/>
          <table:table-cell table:formula="of:=1920*1080" office:value-type="float" office:value="2073600" calcext:value-type="float">
            <text:p>2073600</text:p>
          </table:table-cell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  <table:database-ranges>
        <table:database-range table:name="__Anonymous_Sheet_DB__0" table:target-range-address="Tabelle1.A1:Tabelle1.C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.00.0000</text:date>, <text:time style:data-style-name="N2" text:time-value="21:36:45.0719025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8:40:29.212635579</meta:creation-date>
    <dc:date>2014-08-01T21:36:52.393980421</dc:date>
    <meta:editing-duration>PT1H35M35S</meta:editing-duration>
    <meta:editing-cycles>25</meta:editing-cycles>
    <meta:generator>LibreOffice/4.2.4.2$Linux_X86_64 LibreOffice_project/42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Palatino" style:font-style-name="Standard" fo:font-size="9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000" chart:overlap="-20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6" style:family="chart">
      <style:chart-properties style:rotation-angle="0"/>
      <style:text-properties fo:font-family="Palatino" style:font-style-name="Standard" fo:font-size="9pt" style:font-size-asian="9pt" style:font-size-complex="9pt"/>
    </style:style>
    <style:style style:name="ch7" style:family="chart">
      <style:graphic-properties draw:stroke-dash="Dashed_20__28_var_29_"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53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99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93cm" svg:height="7.406cm" xlink:href=".." xlink:type="simple" chart:class="chart:bar" chart:style-name="ch1">
        <chart:legend svg:x="12.942cm" svg:y="0.65cm" style:legend-expansion="custom" chartooo:width="2.135cm" chartooo:height="1.173cm" style:legend-expansion-aspect-ratio="1.82011935208866" chart:style-name="ch2"/>
        <chart:plot-area chart:style-name="ch3" table:cell-range-address="Tabelle1.A2:Tabelle1.C6 Tabelle1.B1:Tabelle1.C1" chart:data-source-has-labels="both" svg:x="1.924cm" svg:y="0.723cm" svg:width="11.157cm" svg:height="5.445cm">
          <chartooo:coordinate-region svg:x="3.763cm" svg:y="0.723cm" svg:width="8.999cm" svg:height="4.719cm"/>
          <chart:axis chart:dimension="x" chart:name="primary-x" chart:style-name="ch4" chartooo:axis-type="auto">
            <chartooo:date-scale/>
            <chart:categories table:cell-range-address="Tabelle1.A2:Tabelle1.A6"/>
          </chart:axis>
          <chart:axis chart:dimension="y" chart:name="primary-y" chart:style-name="ch5">
            <chart:title svg:x="13.254cm" svg:y="5.602cm" chart:style-name="ch6">
              <text:p>Primitive</text:p>
            </chart:title>
            <chart:grid chart:style-name="ch7" chart:class="major"/>
          </chart:axis>
          <chart:series chart:style-name="ch8" chart:values-cell-range-address="Tabelle1.B2:Tabelle1.B6" chart:label-cell-address="Tabelle1.B1:Tabelle1.B1" chart:class="chart:bar">
            <chart:data-point chart:repeated="5"/>
          </chart:series>
          <chart:series chart:style-name="ch9" chart:values-cell-range-address="Tabelle1.C2:Tabelle1.C6" chart:label-cell-address="Tabelle1.C1:Tabelle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3DOM</text:p>
                <draw:g>
                  <svg:desc>Tabelle1.B1:Tabelle1.B1</svg:desc>
                </draw:g>
              </table:table-cell>
              <table:table-cell office:value-type="string">
                <text:p>WebGL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 x 768</text:p>
                <draw:g>
                  <svg:desc>Tabelle1.A2:Tabelle1.A6</svg:desc>
                </draw:g>
              </table:table-cell>
              <table:table-cell office:value-type="float" office:value="438">
                <text:p>438</text:p>
                <draw:g>
                  <svg:desc>Tabelle1.B2:Tabelle1.B6</svg:desc>
                </draw:g>
              </table:table-cell>
              <table:table-cell office:value-type="float" office:value="3242">
                <text:p>3242</text:p>
                <draw:g>
                  <svg:desc>Tabelle1.C2:Tabelle1.C6</svg:desc>
                </draw:g>
              </table:table-cell>
            </table:table-row>
            <table:table-row>
              <table:table-cell office:value-type="string">
                <text:p>1280 x 1024</text:p>
              </table:table-cell>
              <table:table-cell office:value-type="float" office:value="298">
                <text:p>29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376 x768</text:p>
              </table:table-cell>
              <table:table-cell office:value-type="float" office:value="358">
                <text:p>358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00 x 900</text:p>
              </table:table-cell>
              <table:table-cell office:value-type="float" office:value="274">
                <text:p>274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1920 x 1080</text:p>
              </table:table-cell>
              <table:table-cell office:value-type="float" office:value="224">
                <text:p>224</text:p>
              </table:table-cell>
              <table:table-cell office:value-type="float" office:value="3216">
                <text:p>3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